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A8C000003844EFD7879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25cm"/>
    </style:style>
    <style:style style:name="gr3" style:family="graphic" style:parent-style-name="standard">
      <style:graphic-properties draw:stroke="none" draw:fill="none" fo:min-height="0.35cm"/>
    </style:style>
    <style:style style:name="gr4" style:family="graphic" style:parent-style-name="standard">
      <style:graphic-properties draw:stroke="none" draw:fill="none" fo:min-height="0.326cm"/>
    </style:style>
    <style:style style:name="gr5" style:family="graphic" style:parent-style-name="standard">
      <style:graphic-properties draw:stroke="none" draw:fill="none" fo:min-height="0.526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0pt"/>
    </style:style>
    <style:style style:name="P3" style:family="paragraph">
      <style:text-properties fo:font-size="10pt"/>
    </style:style>
    <style:style style:name="P4" style:family="paragraph">
      <style:paragraph-properties fo:text-align="end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cm" svg:height="6.6cm" draw:transform="rotate (-1.57079632679579) translate (17.2cm 0.4cm)">
          <draw:image xlink:href="Pictures/1000020100000A8C000003844EFD7879.png" xlink:type="simple" xlink:show="embed" xlink:actuate="onLoad">
            <text:p/>
          </draw:image>
        </draw:frame>
        <draw:frame draw:style-name="gr2" draw:text-style-name="P2" draw:layer="layout" svg:width="6.281cm" svg:height="0.645cm" svg:x="4.6cm" svg:y="7.655cm">
          <draw:text-box>
            <text:p text:style-name="P2">GPIO_WATERFLOW_SENSOR </text:p>
          </draw:text-box>
        </draw:frame>
        <draw:frame draw:style-name="gr3" draw:text-style-name="P3" draw:layer="layout" svg:width="3.6cm" svg:height="0.645cm" svg:x="17cm" svg:y="12.2cm">
          <draw:text-box>
            <text:p text:style-name="P3">GPIO_BLUE_LED</text:p>
          </draw:text-box>
        </draw:frame>
        <draw:frame draw:style-name="gr4" draw:text-style-name="P2" draw:layer="layout" svg:width="4.069cm" svg:height="0.645cm" svg:x="6.6cm" svg:y="11.2cm">
          <draw:text-box>
            <text:p text:style-name="P2">GPIO_YELLOW_LED</text:p>
          </draw:text-box>
        </draw:frame>
        <draw:frame draw:style-name="gr3" draw:text-style-name="P4" draw:layer="layout" svg:width="3.5cm" svg:height="0.645cm" svg:x="7.1cm" svg:y="10.393cm">
          <draw:text-box>
            <text:p text:style-name="P4">GPIO_RED_LED</text:p>
          </draw:text-box>
        </draw:frame>
        <draw:frame draw:style-name="gr5" draw:text-style-name="P2" draw:layer="layout" svg:width="4.33cm" svg:height="0.776cm" svg:x="6.3cm" svg:y="9.4cm">
          <draw:text-box>
            <text:p text:style-name="P2">GPIO_GREEN_LED</text:p>
          </draw:text-box>
        </draw:frame>
        <draw:frame draw:style-name="gr3" draw:text-style-name="P2" draw:layer="layout" svg:width="4cm" svg:height="0.645cm" svg:x="6.8cm" svg:y="13.8cm">
          <draw:text-box>
            <text:p text:style-name="P2">GPIO_ORANGE_LED</text:p>
          </draw:text-box>
        </draw:frame>
        <draw:frame draw:style-name="gr4" draw:text-style-name="P2" draw:layer="layout" svg:width="5.48cm" svg:height="0.645cm" svg:x="5.32cm" svg:y="14.755cm">
          <draw:text-box>
            <text:p text:style-name="P2">GPIO_FERTILIZER_SENSOR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Staubert</meta:initial-creator>
    <meta:creation-date>2017-01-07T17:01:48</meta:creation-date>
    <meta:editing-duration>PT12M14S</meta:editing-duration>
    <meta:editing-cycles>2</meta:editing-cycles>
    <dc:date>2017-01-07T17:13:57</dc:date>
    <dc:creator>Andreas Staubert</dc:creator>
    <meta:document-statistic meta:object-count="31"/>
    <meta:generator>OpenOffice/4.0.1$Unix OpenOffice.org_project/401m5$Build-9714</meta:generator>
  </office:meta>
</office:document-meta>
</file>